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text:span text:style-name="T1">LegalspyApplication</text:span></text:p>
      <text:p text:style-name="Standard">author Team5: Jevgenijs, Nikolajs, Ilze, Vladislavs</text:p>
      <text:p text:style-name="Standard">LegalspyApplication class contains main method to launch the application</text:p>
      <text:p text:style-name="Standard"/>
      <text:p text:style-name="Standard"><text:span text:style-name="T1">CONFIGURATION FILES:</text:span></text:p>
      <text:p text:style-name="Standard"><text:span text:style-name="T1">Class SecurityConfig</text:span></text:p>
      <text:p text:style-name="Standard"/>
      <text:p text:style-name="Standard"><text:span text:style-name="T1">CONTROLLER FILES:</text:span></text:p>
      <text:p text:style-name="Standard"><text:span text:style-name="T1">AddEmployeeController</text:span> - processes employee creation in database</text:p>
      <text:p text:style-name="Standard"><text:span text:style-name="T1">CompletedFormsController</text:span> - controls feedback output to users</text:p>
      <text:p text:style-name="Standard"><text:span text:style-name="T1">EmployeeDetailsController</text:span> - outputs specific employee data</text:p>
      <text:p text:style-name="Standard"><text:span text:style-name="T1">EmployeeListController</text:span> - outputs table of employees from database</text:p>
      <text:p text:style-name="Standard"><text:span text:style-name="T1">FeedbackController</text:span> - feedback creation in database</text:p>
      <text:p text:style-name="Standard"><text:span text:style-name="T1">LogbookController</text:span> - outputs employee score and feedback comments</text:p>
      <text:p text:style-name="Standard"><text:span text:style-name="T1">LoginController</text:span> - processes user login</text:p>
      <text:p text:style-name="Standard"><text:span text:style-name="T1">UpdateEmployee</text:span> - updates user in database</text:p>
      <text:p text:style-name="P1"/>
      <text:p text:style-name="Standard"><text:span text:style-name="T1">MODEL FILES:</text:span></text:p>
      <text:p text:style-name="Standard"><text:span text:style-name="T1">AccessLevel</text:span></text:p>
      <text:p text:style-name="Standard">@param accessLevelID - integer variable</text:p>
      <text:p text:style-name="Standard">@param accessLevel - string variable</text:p>
      <text:p text:style-name="Standard">@constructor AccessLevel (int accessLevelID, String accessLevel) - passed values </text:p>
      <text:p text:style-name="Standard">@see accessLevelID and accessLevel</text:p>
      <text:p text:style-name="Standard"/>
      <text:p text:style-name="Standard"><text:soft-page-break/>To get parameter values use methods:</text:p>
      <text:p text:style-name="Standard">getAccessLevelID();</text:p>
      <text:p text:style-name="Standard">getAccessLevel();</text:p>
      <text:p text:style-name="Standard"/>
      <text:p text:style-name="Standard">To set parameter values use methods:</text:p>
      <text:p text:style-name="Standard">setAccessLevelID(int accessLevelID);</text:p>
      <text:p text:style-name="Standard">setAccessLevel(String accessLevel);</text:p>
      <text:p text:style-name="Standard"/>
      <text:p text:style-name="Standard"><text:span text:style-name="T1">AccessLevelManager</text:span> - contains methods to process access levels in database</text:p>
      <text:p text:style-name="Standard"><text:span text:style-name="T1">Employee</text:span> - object of this class contains employee data</text:p>
      <text:p text:style-name="Standard"><text:span text:style-name="T1">EmployeeFeedback</text:span> - object of this class contains feedback data</text:p>
      <text:p text:style-name="Standard"><text:span text:style-name="T1">EmployeeFeedbackManager</text:span> - contains methods to process feedbacks in database</text:p>
      <text:p text:style-name="Standard"><text:span text:style-name="T1">EmployeeManager</text:span> - contains methods to process employees in database</text:p>
      <text:p text:style-name="Standard"><text:span text:style-name="T1">LegalUser</text:span></text:p>
      <text:p text:style-name="Standard">Class LegalUser extends org.springframework.security.core.userdetails.User implements LegalUserDetails</text:p>
      <text:p text:style-name="Standard">final variable@serialVersionUID - contains long type</text:p>
      <text:p text:style-name="Standard">@param username - string variable</text:p>
      <text:p text:style-name="Standard">@param password - string variable</text:p>
      <text:p text:style-name="Standard">@param authorities</text:p>
      <text:p text:style-name="Standard">@param userID - string variable</text:p>
      <text:p text:style-name="Standard"/>
      <text:p text:style-name="Standard">@constructor LegalUser contains parameters:</text:p>
      <text:p text:style-name="Standard">@param username - <text:s/>string variable</text:p>
      <text:p text:style-name="Standard">@param password - string variable</text:p>
      <text:p text:style-name="Standard">@param enabled - boolean value</text:p>
      <text:p text:style-name="Standard">@param accountNonExpired - boolean value</text:p>
      <text:p text:style-name="Standard"><text:soft-page-break/>@param credentialsNonExpired - boolean value</text:p>
      <text:p text:style-name="Standard">@param accountNonLocked - boolean value</text:p>
      <text:p text:style-name="Standard">@param authorities</text:p>
      <text:p text:style-name="Standard"/>
      <text:p text:style-name="Standard">To get @param userID value use method:</text:p>
      <text:p text:style-name="Standard">getUserID();</text:p>
      <text:p text:style-name="Standard"/>
      <text:p text:style-name="Standard"><text:span text:style-name="T1">LegalUserDetails</text:span></text:p>
      <text:p text:style-name="Standard">interface LegalUserDetails extends UserDetails</text:p>
      <text:p text:style-name="Standard">User details are passed as int type:</text:p>
      <text:p text:style-name="Standard">getUserID();</text:p>
      <text:p text:style-name="Standard"/>
      <text:p text:style-name="Standard"><text:span text:style-name="T1">PasswordEncoder </text:span></text:p>
      <text:p text:style-name="Standard">Encrypts or compare provided strings using Bcrypt.</text:p>
      <text:p text:style-name="Standard">Imports:</text:p>
      <text:p text:style-name="Standard">java.security.NoSuchAlgorithmException;</text:p>
      <text:p text:style-name="Standard">org.springframework.security.crypto.bcrypt.BCrypt;</text:p>
      <text:p text:style-name="Standard">@param salt;</text:p>
      <text:p text:style-name="Standard">salt value is passed as int type. Final value is 12. </text:p>
      <text:p text:style-name="Standard">@method encrypt - returns string type value: BCrypt.hashpw(originalPassword, BCrypt.gensalt(salt));</text:p>
      <text:p text:style-name="Standard">@method verifyHash - returns boolean type value: BCrypt.checkpw(originalPassword, hashedPassword);</text:p>
      <text:p text:style-name="Standard"/>
      <text:p text:style-name="Standard"><text:span text:style-name="T1">Role - </text:span>contains information abour roles</text:p>
      <text:p text:style-name="Standard">@param roleID - int type variable;</text:p>
      <text:p text:style-name="Standard">@param roleName - string type variable;</text:p>
      <text:p text:style-name="Standard">@constructor Role - with passed parameters roleID, roleName;</text:p>
      <text:p text:style-name="Standard"><text:soft-page-break/>To get parameter values use methods:</text:p>
      <text:p text:style-name="Standard">getRoleID();</text:p>
      <text:p text:style-name="Standard">getRoleName()</text:p>
      <text:p text:style-name="Standard"/>
      <text:p text:style-name="Standard">To set parameter values use methods:</text:p>
      <text:p text:style-name="Standard">setRoleID(int roleID);</text:p>
      <text:p text:style-name="Standard">setRoleName(String roleName)</text:p>
      <text:p text:style-name="P1"/>
      <text:p text:style-name="P1"/>
      <text:p text:style-name="Standard"><text:span text:style-name="T1">RoleManager </text:span><text:s/>- contains methods to process roles in database</text:p>
      <text:p text:style-name="P1"/>
      <text:p text:style-name="P1"/>
      <text:p text:style-name="P1"/>
      <text:p text:style-name="Standard"><text:span text:style-name="T1">SQL DATABASE</text:span> - sql querry to create database </text:p>
      <text:p text:style-name="Standard"><text:span text:style-name="T1">TEMPLETE HTML FILES </text:span>- contains front-end views, which will be executed to show contents to u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lv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lv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4" meta:word-count="371" meta:character-count="3025" meta:non-whitespace-character-count="2722"/>
    <meta:generator>LibreOfficeDev/6.0.5.2$Linux_X86_64 LibreOffice_project/</meta:generator>
  </office:meta>
</office:document-meta>
</file>